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ff2" officeooo:paragraph-rsid="0008dff2"/>
    </style:style>
    <style:style style:name="P2" style:family="paragraph" style:parent-style-name="Standard">
      <style:paragraph-properties fo:text-align="justify" style:justify-single-word="false"/>
      <style:text-properties officeooo:rsid="0008dff2" officeooo:paragraph-rsid="0008dff2"/>
    </style:style>
    <style:style style:name="P3" style:family="paragraph" style:parent-style-name="Standard">
      <style:text-properties officeooo:rsid="0009ff45" officeooo:paragraph-rsid="0009ff45"/>
    </style:style>
    <style:style style:name="P4" style:family="paragraph" style:parent-style-name="Standard">
      <style:text-properties fo:font-size="15pt" fo:font-weight="bold" officeooo:rsid="0008dff2" officeooo:paragraph-rsid="0008dff2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ce39d" officeooo:paragraph-rsid="000ce39d"/>
    </style:style>
    <style:style style:name="P6" style:family="paragraph" style:parent-style-name="Standard" style:master-page-name="">
      <loext:graphic-properties draw:fill="none"/>
      <style:paragraph-properties fo:margin-left="0.3cm" fo:margin-right="0cm" fo:text-indent="-0.3cm" style:auto-text-indent="false" style:page-number="auto" fo:background-color="transparent"/>
      <style:text-properties officeooo:rsid="000ce39d" officeooo:paragraph-rsid="000ce39d"/>
    </style:style>
    <style:style style:name="P7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/>
      <style:text-properties officeooo:rsid="000ce39d" officeooo:paragraph-rsid="000ce39d"/>
    </style:style>
    <style:style style:name="P8" style:family="paragraph" style:parent-style-name="Standard">
      <style:text-properties officeooo:rsid="000f44d1" officeooo:paragraph-rsid="000f44d1"/>
    </style:style>
    <style:style style:name="P9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/>
      <style:text-properties officeooo:rsid="000f44d1" officeooo:paragraph-rsid="000f44d1"/>
    </style:style>
    <style:style style:name="P10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/>
      <style:text-properties officeooo:rsid="001111d2" officeooo:paragraph-rsid="001111d2"/>
    </style:style>
    <style:style style:name="T1" style:family="text">
      <style:text-properties officeooo:rsid="000aa680"/>
    </style:style>
    <style:style style:name="T2" style:family="text">
      <style:text-properties officeooo:rsid="000ba476"/>
    </style:style>
    <style:style style:name="T3" style:family="text">
      <style:text-properties officeooo:rsid="000ea186"/>
    </style:style>
    <style:style style:name="T4" style:family="text">
      <style:text-properties officeooo:rsid="0010cced"/>
    </style:style>
    <style:style style:name="T5" style:family="text">
      <style:text-properties officeooo:rsid="00113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 jeu du morpion :<text:tab/><text:tab/><text:tab/><text:tab/><text:tab/><text:tab/><text:tab/><text:tab/><text:tab/><text:span text:style-name="T4">DWWM</text:span></text:p>
      <text:p text:style-name="P1"/>
      <text:p text:style-name="P2">Créer une page html (avec du css !!) permettant de jouer au jeu du morpion. <text:span text:style-name="T2">Le javascript sera utilis</text:span><text:span text:style-name="T5">é</text:span><text:span text:style-name="T2"> pour gérer le fonctionnement du jeu.</text:span></text:p>
      <text:p text:style-name="P1"/>
      <text:p text:style-name="P1">Au niveau de cette page, on doit trouver comme informations:</text:p>
      <text:p text:style-name="P1"/>
      <text:p text:style-name="P1">- <text:span text:style-name="T1">le nombre de parties prévues (afin de déterminer le gagnant)</text:span></text:p>
      <text:p text:style-name="P1">- <text:span text:style-name="T1">le numéro de la partie en cours</text:span></text:p>
      <text:p text:style-name="P1">- le numéro du joueur qui joue</text:p>
      <text:p text:style-name="P1">- le nombre de coups restants</text:p>
      <text:p text:style-name="P1">- le numéro du joueur gagnant à la fin de la partie</text:p>
      <text:p text:style-name="P1"/>
      <text:p text:style-name="P1">On doit avoir la possibilité de choisir le mode fonctionnement <text:span text:style-name="T1">et le nombre de parties</text:span>:</text:p>
      <text:p text:style-name="P1"/>
      <text:p text:style-name="P1">- mode joueur 1 contre joueur 2</text:p>
      <text:p text:style-name="P1">- mode joueur 1 contre ordinateur</text:p>
      <text:p text:style-name="P1">- <text:span text:style-name="T1">modifier le nombre de parties prévues (par défaut = 1)</text:span></text:p>
      <text:p text:style-name="P1"/>
      <text:p text:style-name="P8">Prévoir « un bouton » pour relancer une nouvelle partie.</text:p>
      <text:p text:style-name="P1"/>
      <text:p text:style-name="P3">On doit mémoriser les parties gagnantes pour chaque joueur (localStorage). <text:span text:style-name="T1">Lorsque l’on a atteint le nombre de parties, il faut indiquer quel est le vainqueur. </text:span></text:p>
      <text:p text:style-name="P1"/>
      <text:p text:style-name="P5">Lorsque l’on se trouve dans l<text:span text:style-name="T3">e </text:span>mode Joueur 1 contre ordinateur, il faudra : </text:p>
      <text:p text:style-name="P5"/>
      <text:p text:style-name="P5">- dans un premier temps, <text:span text:style-name="T3">que </text:span>l’ordinateur ( qui est un peu bête!!) joue de façon aléatoire !!!!</text:p>
      <text:p text:style-name="P6">- dans un deuxième temps réfléchir à un algorithme permettant à l’ordinateur de devenir un peu plus intelligent !!</text:p>
      <text:p text:style-name="P7"/>
      <text:p text:style-name="P10">Pour les bonus, je réfléchis …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51:18.295855741</meta:creation-date>
    <dc:date>2022-10-11T12:55:16.479532968</dc:date>
    <meta:editing-duration>PT1H53M45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1" meta:paragraph-count="18" meta:word-count="216" meta:character-count="1174" meta:non-whitespace-character-count="966"/>
  </office:meta>
</office:document-meta>
</file>